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in tällä viikolla kuinka ärsyttävän laajoja Java APIn interfacet ovat ja ettei minun olis kannattanut valita niiden toetuttamista.</text:p>
      <text:p text:style-name="Standard"/>
      <text:p text:style-name="Standard">Javadocin ja testauksen täydellisyys jäivät epäselviksi vaikka kävin juttelemassa niistä keskiviikkona kampuksella ja luin kaiken mitä niihin tarvitaan IRCissä. Kuinka tarkasti metodeja pitää testata ja jos toetutan interfacen miten tarkasti pitää Javadocata toteuttaja: Vain toteutuksen erikoisuudet vai mitä?</text:p>
      <text:p text:style-name="Standard"/>
      <text:p text:style-name="Standard">Olen saanut perustietorakenteet, joita tarvitsen melko hyvään pisteeseen. HashMappia en ehtinyt testata niin hyvin kuin olisin halunnut, mutta koodi vaikuttaa selvältä.</text:p>
      <text:p text:style-name="Standard"/>
      <text:p text:style-name="Standard">Graafisen käyttö liittymän perus jutut varmaan kannattaisi tehdä seuraavaksi. En ole vieläkään varma haluanko tehä ne SwingUI:lla kun en oikein pidä siitä. LWJGL/OpenGL on houkutteleva, mutta IDEiden natiivi kyvyttömyys on ärsyttävänä esteen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6T23:46:04.39</meta:creation-date>
    <dc:date>2013-05-16T23:54:20.70</dc:date>
    <meta:editing-duration>PT8M14S</meta:editing-duration>
    <meta:editing-cycles>4</meta:editing-cycles>
    <meta:generator>LibreOffice/3.3$Win32 LibreOffice_project/330m19$Build-202</meta:generator>
    <meta:document-statistic meta:table-count="0" meta:image-count="0" meta:object-count="0" meta:page-count="1" meta:paragraph-count="4" meta:word-count="110" meta:character-count="854"/>
  </office:meta>
</office:document-meta>
</file>